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ôle du système informatique</text:p>
      <text:p text:style-name="P2"/>
      <text:p text:style-name="P3"><text:tab/>Le système informatique dans le stade d'eau vive permet de mesurer en temps réel le niveau de l'eau et ainsi de savoir quand il faut fermer la vanne <text:span text:style-name="T1">stockVide</text:span> ou ouvrir la vanne <text:span text:style-name="T1">omniflots</text:span>.</text:p>
      <text:p text:style-name="P3"><text:tab/>Le système permettra également de savoir quel est le débit de l'eau une fois que le stade d'eau vive est ouvert, et permettra donc de réguler ce débit en ouvrant plus ou moins la vanne <text:span text:style-name="T1">omniflot</text:span><text:span text:style-name="T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bault Labroue</meta:initial-creator>
    <meta:creation-date>2014-01-22T10:16:13.78</meta:creation-date>
    <dc:date>2014-01-22T10:40:11.60</dc:date>
    <dc:creator>Thibault Labroue</dc:creator>
    <meta:editing-duration>PT8M46S</meta:editing-duration>
    <meta:editing-cycles>2</meta:editing-cycles>
    <meta:generator>OpenOffice.org/3.3$Win32 OpenOffice.org_project/330m20$Build-9567</meta:generator>
    <meta:document-statistic meta:table-count="0" meta:image-count="0" meta:object-count="0" meta:page-count="1" meta:paragraph-count="3" meta:word-count="74" meta:character-count="412"/>
  </office:meta>
</office:document-meta>
</file>